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crB" svg:font-family="OcrB" style:font-pitch="fixed"/>
    <style:font-face style:name="ocrb5" svg:font-family="ocrb5" style:font-pitch="fixed"/>
    <style:font-face style:name="ocrb6" svg:font-family="ocrb6" style:font-pitch="fixed"/>
    <style:font-face style:name="ocrb7" svg:font-family="ocrb7" style:font-pitch="fixed"/>
    <style:font-face style:name="Iwona" svg:font-family="Iwon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OcrB" fo:font-size="14pt" officeooo:rsid="00049af0" officeooo:paragraph-rsid="00049af0" style:font-size-asian="12.25pt" style:font-size-complex="14pt"/>
    </style:style>
    <style:style style:name="P2" style:family="paragraph" style:parent-style-name="Standard">
      <style:text-properties style:font-name="Iwona" fo:font-size="14pt" officeooo:rsid="00049af0" officeooo:paragraph-rsid="00049af0" style:font-size-asian="12.25pt" style:font-size-complex="14pt"/>
    </style:style>
    <style:style style:name="P3" style:family="paragraph" style:parent-style-name="Standard">
      <style:text-properties style:font-name="Iwona" fo:font-size="14pt" officeooo:rsid="00049af0" officeooo:paragraph-rsid="00057489" style:font-size-asian="12.25pt" style:font-size-complex="14pt"/>
    </style:style>
    <style:style style:name="P4" style:family="paragraph" style:parent-style-name="Standard">
      <style:text-properties style:font-name="DejaVu Sans" fo:font-size="12pt" officeooo:rsid="00057489" officeooo:paragraph-rsid="00057489" style:font-size-asian="12pt" style:font-size-complex="12pt"/>
    </style:style>
    <style:style style:name="P5" style:family="paragraph" style:parent-style-name="Standard">
      <style:text-properties style:font-name="DejaVu Sans" fo:font-size="12pt" officeooo:rsid="00049af0" officeooo:paragraph-rsid="00057489" style:font-size-asian="12pt" style:font-size-complex="12pt"/>
    </style:style>
    <style:style style:name="P6" style:family="paragraph" style:parent-style-name="Standard">
      <style:text-properties style:font-name="OcrB" fo:font-size="14pt" officeooo:rsid="00049af0" officeooo:paragraph-rsid="00049af0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RB</text:p>
      <text:p text:style-name="P1"/>
      <text:p text:style-name="P1">ABCDEFGHIJKLMNOPQRSTUVWXYZ&lt;&lt;0123456789</text:p>
      <text:p text:style-name="P1">ABCDEFGHIJKLMNOPQRSTUVWXYZ&lt;&lt;0123456789</text:p>
      <text:p text:style-name="P1">ABCDEFGHIJKLMNOPQRSTUVWXYZ&lt;&lt;0123456789</text:p>
      <text:p text:style-name="P1">ABCDEFGHIJKLMNOPQRSTUVWXYZ&lt;&lt;0123456789</text:p>
      <text:p text:style-name="P1">ABCDEFGHIJKLMNOPQRSTUVWXYZ&lt;&lt;0123456789</text:p>
      <text:p text:style-name="P1">ABCDEFGHIJKLMNOPQRSTUVWXYZ&lt;&lt;0123456789</text:p>
      <text:p text:style-name="P1"/>
      <text:p text:style-name="P1"/>
      <text:p text:style-name="P2">Iwona</text:p>
      <text:p text:style-name="P2"/>
      <text:p text:style-name="P2">abcdefghijklmnopqrstuvwxyzABCDEFGHIJKLMNOPQRSTUVWXYZ&lt;&lt;0123456789</text:p>
      <text:p text:style-name="P3">abcdefghijklmnopqrstuvwxyzABCDEFGHIJKLMNOPQRSTUVWXYZ&lt;&lt;0123456789</text:p>
      <text:p text:style-name="P3">abcdefghijklmnopqrstuvwxyzABCDEFGHIJKLMNOPQRSTUVWXYZ&lt;&lt;0123456789</text:p>
      <text:p text:style-name="P3">abcdefghijklmnopqrstuvwxyzABCDEFGHIJKLMNOPQRSTUVWXYZ&lt;&lt;0123456789</text:p>
      <text:p text:style-name="P3">abcdefghijklmnopqrstuvwxyzABCDEFGHIJKLMNOPQRSTUVWXYZ&lt;&lt;0123456789</text:p>
      <text:p text:style-name="P3">abcdefghijklmnopqrstuvwxyzABCDEFGHIJKLMNOPQRSTUVWXYZ&lt;&lt;0123456789</text:p>
      <text:p text:style-name="P3"/>
      <text:p text:style-name="P3"/>
      <text:p text:style-name="P4">DejaVu Sans</text:p>
      <text:p text:style-name="P5"/>
      <text:p text:style-name="P5">abcdefghijklmnopqrstuvwxyzABCDEFGHIJKLMNOPQRSTUVWXYZ&lt;&lt;0123456789</text:p>
      <text:p text:style-name="P5">abcdefghijklmnopqrstuvwxyzABCDEFGHIJKLMNOPQRSTUVWXYZ&lt;&lt;0123456789</text:p>
      <text:p text:style-name="P5">abcdefghijklmnopqrstuvwxyzABCDEFGHIJKLMNOPQRSTUVWXYZ&lt;&lt;0123456789</text:p>
      <text:p text:style-name="P5">abcdefghijklmnopqrstuvwxyzABCDEFGHIJKLMNOPQRSTUVWXYZ&lt;&lt;0123456789</text:p>
      <text:p text:style-name="P5">abcdefghijklmnopqrstuvwxyzABCDEFGHIJKLMNOPQRSTUVWXYZ&lt;&lt;0123456789</text:p>
      <text:p text:style-name="P5">abcdefghijklmnopqrstuvwxyzABCDEFGHIJKLMNOPQRSTUVWXYZ&lt;&lt;0123456789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crB" svg:font-family="OcrB" style:font-pitch="fixed"/>
    <style:font-face style:name="ocrb5" svg:font-family="ocrb5" style:font-pitch="fixed"/>
    <style:font-face style:name="ocrb6" svg:font-family="ocrb6" style:font-pitch="fixed"/>
    <style:font-face style:name="ocrb7" svg:font-family="ocrb7" style:font-pitch="fixed"/>
    <style:font-face style:name="Iwona" svg:font-family="Iwon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2:22:14.413476159</meta:creation-date>
    <dc:date>2016-11-27T21:48:14.705859144</dc:date>
    <meta:editing-duration>PT1H25M50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21" meta:word-count="22" meta:character-count="1016" meta:non-whitespace-character-count="1015"/>
  </office:meta>
</office:document-meta>
</file>